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aaa" officeooo:paragraph-rsid="001a4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 Schema</text:p>
      <text:p text:style-name="P1"><text:s/>Schema는 table, view, index, function과 같은 데이터베이스 객체를 포함하는 namespace.</text:p>
      <text:p text:style-name="P1"><text:s/>Schema에 있는 객체에 접근하기 위해서는 객체 이름 앞에 Schema 이름을 붙인다. (Ex. schema_name.object_name)</text:p>
      <text:p text:style-name="P1"><text:s/>Schema 이름읆 안 붙일 시 Schema Search Path로 테이블을 찾는다.</text:p>
      <text:p text:style-name="P1"><text:s/>Database는 여러 개의 Schema를 가질 수 있지만 Schema는 하나의 Database에만 속한다.</text:p>
      <text:p text:style-name="P1"/>
      <text:p text:style-name="P1">PostgreSQL Schema Search Path</text:p>
      <text:p text:style-name="P1"><text:s/>Schema 없이 테이블 이름으로만 테이블을 참조할 시 Schema Search Path라는 Schema List에서 해당 이름의 테이블을 찾는다. 없으면 에러 리턴.</text:p>
      <text:p text:style-name="P1"><text:s/>Schema Search Path의 첫 번째 Schema를 Current Schema라 한다. Schema없이 새로운 객체를 만들면 Current Schema를 이용한다.</text:p>
      <text:p text:style-name="P1">$ SELECT CURRNET_SCHEMA( ); <text:s/>: Schema Search Path의 첫 번째 Schema</text:p>
      <text:p text:style-name="P1">$ SHOW SEARCH_PATH; <text:s/>: Schema Search Path List</text:p>
      <text:p text:style-name="P1"/>
      <text:p text:style-name="P1">Schema 생성</text:p>
      <text:p text:style-name="P1">$ CREATE SCHEMA &lt;schema_name&gt;;</text:p>
      <text:p text:style-name="P1">$ SET SEARCH_PATH TO &lt;schema_name&gt;, public; <text:s/>: Schema 생략 시 자동으로 붙일 Schema 등록</text:p>
      <text:p text:style-name="P1"/>
      <text:p text:style-name="P1">Schema &amp; Privilege</text:p>
      <text:p text:style-name="P1"><text:s/>User는 자신이 속한 Schema에 있는 객체에만 접근할 수 있다. 만약 다른 Schema에 있는 객체에 접근하기 위해서는 GRANT USAGE라는 명령어로 접근 권한을 줘야 한다.</text:p>
      <text:p text:style-name="P1">$ GRANT USAGE ON SCHEMA &lt;schema_name&gt; TO &lt;user_name&gt;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6:51:58.582461002</meta:creation-date>
    <dc:date>2020-04-21T17:00:46.224716265</dc:date>
    <meta:editing-duration>PT8M4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308" meta:character-count="890" meta:non-whitespace-character-count="738"/>
  </office:meta>
</office:document-meta>
</file>